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2.798cm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2.759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3.547cm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2.61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 fo:min-height="1.546cm" fo:min-width="2.194cm"/>
    </style:style>
    <style:style style:name="gr7" style:family="graphic" style:parent-style-name="standard">
      <style:graphic-properties draw:fill-color="#ccffcc" draw:textarea-horizontal-align="justify" draw:textarea-vertical-align="middle" draw:auto-grow-height="false" fo:min-height="1.546cm" fo:min-width="2.194cm"/>
    </style:style>
    <style:style style:name="gr8" style:family="graphic" style:parent-style-name="standard">
      <style:graphic-properties draw:textarea-horizontal-align="center" draw:textarea-vertical-align="middle" draw:auto-grow-height="false" fo:min-height="1.546cm" fo:min-width="2.194cm"/>
    </style:style>
    <style:style style:name="gr9" style:family="graphic" style:parent-style-name="standard">
      <style:graphic-properties draw:fill-color="#ccffcc" draw:textarea-horizontal-align="center" draw:textarea-vertical-align="middle" draw:auto-grow-height="false" fo:min-height="1.546cm" fo:min-width="2.194cm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2.365cm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3.941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9.148cm" fo:min-width="14.48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8cm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6.699cm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2.469cm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2.036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1.782cm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8.669cm"/>
    </style:style>
    <style:style style:name="gr20" style:family="graphic" style:parent-style-name="standard">
      <style:graphic-properties draw:stroke="solid" svg:stroke-color="#000000" draw:fill="none" draw:fill-color="#ffffff" draw:auto-grow-height="true" draw:auto-grow-width="false" fo:max-height="0cm" fo:min-height="7.09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Liberation Sans1" fo:font-size="12pt" style:font-size-asian="12pt" style:font-size-complex="12pt"/>
    </style:style>
    <style:style style:name="P3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loext:graphic-properties draw:fill-color="#ccffcc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start"/>
    </style:style>
    <style:style style:name="T1" style:family="text">
      <style:text-properties style:font-name="Liberation Sans1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6.35cm" svg:height="3.048cm" svg:x="1.524cm" svg:y="10.414cm">
          <draw:text-box>
            <text:p text:style-name="P1"><text:span text:style-name="T1">computer_service</text:span></text:p>
            <text:p><text:span text:style-name="T1">computerIpAddress</text:span><text:span text:style-name="T1"><text:line-break/></text:span><text:span text:style-name="T1">ListOfPods [Pod]</text:span><text:span text:style-name="T1"><text:line-break/></text:span><text:span text:style-name="T1">-------------------------------------------------</text:span><text:span text:style-name="T1"><text:line-break/></text:span><text:span text:style-name="T1">createPod({IpAddr,Port})-&gt;ok|error</text:span><text:span text:style-name="T1"><text:line-break/></text:span><text:span text:style-name="T1">delete_pod({Ip,Port})-&gt;ok|error</text:span></text:p>
            <text:p><text:span text:style-name="T1">get_all_pod_addresses()→[{Ip,Port}]</text:span></text:p>
          </draw:text-box>
        </draw:frame>
        <draw:frame draw:style-name="gr2" draw:text-style-name="P3" draw:layer="layout" svg:width="6.278cm" svg:height="3.009cm" svg:x="20.9cm" svg:y="1.055cm">
          <draw:text-box>
            <text:p text:style-name="P1"><text:span text:style-name="T2">dns_master_service</text:span></text:p>
            <text:p><text:span text:style-name="T2">DnsPort</text:span><text:span text:style-name="T2"><text:line-break/></text:span><text:span text:style-name="T2">ListOfServices [{ServiceId,{Ip,Port}]</text:span><text:span text:style-name="T2"><text:line-break/></text:span><text:span text:style-name="T2">–-----------------------------------------------</text:span><text:span text:style-name="T2"><text:line-break/></text:span><text:span text:style-name="T2">add({ServiceId,{Ip,Port}})-&gt;ok|error</text:span><text:span text:style-name="T2"><text:line-break/></text:span><text:span text:style-name="T2">delete({Ip,Port})-&gt;ok|error</text:span></text:p>
            <text:p><text:span text:style-name="T2">update(ExpiredTime)-&gt;ok</text:span></text:p>
          </draw:text-box>
        </draw:frame>
        <draw:frame draw:style-name="gr3" draw:text-style-name="P2" draw:layer="layout" svg:width="7.112cm" svg:height="3.797cm" svg:x="12.7cm" svg:y="10.173cm">
          <draw:text-box>
            <text:p text:style-name="P1"><text:span text:style-name="T1">pod_service</text:span></text:p>
            <text:p><text:span text:style-name="T1">computerIpAddress</text:span><text:span text:style-name="T1"><text:line-break/></text:span><text:span text:style-name="T1">podIpAddres</text:span></text:p>
            <text:p><text:span text:style-name="T1">ServiceList [ServiceId]</text:span><text:span text:style-name="T1"><text:line-break/></text:span><text:span text:style-name="T1">-------------------------------------------------------</text:span><text:span text:style-name="T1"><text:line-break/></text:span><text:span text:style-name="T1">load_start(ServiceId)-&gt;ok|error</text:span><text:span text:style-name="T1"><text:line-break/></text:span><text:span text:style-name="T1">stop_unload(ServiceId)-&gt;ok|error</text:span></text:p>
            <text:p><text:span text:style-name="T1">get_all_services()→[{ServiceId,{Ip,Port}}]</text:span></text:p>
          </draw:text-box>
        </draw:frame>
        <draw:frame draw:style-name="gr4" draw:text-style-name="P3" draw:layer="layout" svg:width="6.278cm" svg:height="2.863cm" svg:x="1.596cm" svg:y="13.716cm">
          <draw:text-box>
            <text:p text:style-name="P1"><text:span text:style-name="T2">dns_local_service</text:span></text:p>
            <text:p><text:span text:style-name="T1">computerIpAddress</text:span><text:span text:style-name="T2"><text:line-break/></text:span><text:span text:style-name="T2">ListOfServices [{ServiceId,{Ip,Port}]</text:span><text:span text:style-name="T2"><text:line-break/></text:span><text:span text:style-name="T2">–-----------------------------------------------</text:span><text:span text:style-name="T2"><text:line-break/></text:span><text:span text:style-name="T2">update(ListOfServices)-&gt;ok|error</text:span></text:p>
            <text:p><text:span text:style-name="T2">get(ServiceId)-&gt;[{Ip,Port}]</text:span></text:p>
          </draw:text-box>
        </draw:frame>
        <draw:frame draw:style-name="gr4" draw:text-style-name="P3" draw:layer="layout" svg:width="6.278cm" svg:height="2.863cm" svg:x="20.066cm" svg:y="13.462cm">
          <draw:text-box>
            <text:p text:style-name="P1"><text:span text:style-name="T2">log_service</text:span></text:p>
            <text:p><text:span text:style-name="T1">local_dns_ip_address</text:span><text:span text:style-name="T2"><text:line-break/></text:span><text:span text:style-name="T2">–-----------------------------------------------</text:span><text:span text:style-name="T2"><text:line-break/></text:span><text:span text:style-name="T2">YY</text:span></text:p>
          </draw:text-box>
        </draw:frame>
        <draw:frame draw:style-name="gr3" draw:text-style-name="P3" draw:layer="layout" svg:width="7.62cm" svg:height="3.797cm" svg:x="0.508cm" svg:y="1.029cm">
          <draw:text-box>
            <text:p text:style-name="P1"><text:span text:style-name="T2">catalog_service</text:span></text:p>
            <text:p><text:span text:style-name="T2"><text:line-break/></text:span><text:span text:style-name="T2">ets: [{ServiceId,tarFilename,Bytes}]</text:span><text:span text:style-name="T2"><text:line-break/></text:span><text:span text:style-name="T2">–-----------------------------------------------</text:span><text:span text:style-name="T2"><text:line-break/></text:span><text:span text:style-name="T2">add(ServiceId,git,Url)-&gt;ok|error</text:span></text:p>
            <text:p><text:span text:style-name="T2">add(ServiceId,dir,Path)-&gt;ok|error</text:span></text:p>
            <text:p><text:span text:style-name="T2">add(ServiceId,TarFileNamen,Bytes)-&gt;ok|error</text:span></text:p>
            <text:p><text:span text:style-name="T2">delete(ServiceId)-&gt;ok|error</text:span></text:p>
            <text:p><text:span text:style-name="T2">get(ServiceId)→{ok,TarFileName,Bytes}</text:span></text:p>
          </draw:text-box>
        </draw:frame>
        <draw:frame draw:style-name="gr2" draw:text-style-name="P3" draw:layer="layout" svg:width="7.118cm" svg:height="3.009cm" svg:x="9.906cm" svg:y="4.611cm">
          <draw:text-box>
            <text:p text:style-name="P1"><text:span text:style-name="T2">iaas_service</text:span></text:p>
            <text:p><text:span text:style-name="T1">computerIpAddress</text:span><text:span text:style-name="T2"><text:line-break/></text:span><text:span text:style-name="T2">ListOfComputers [{ComputerId,{Ip,Port}]</text:span><text:span text:style-name="T2"><text:line-break/></text:span><text:span text:style-name="T2">–-----------------------------------------------</text:span><text:span text:style-name="T2"><text:line-break/></text:span><text:span text:style-name="T2">add(ComputerId,{Ip,Port})-&gt;ok</text:span></text:p>
            <text:p><text:span text:style-name="T2">delete(ComputerId)→[{Ip,Port}]-&gt;ok|error</text:span></text:p>
            <text:p><text:span text:style-name="T2">get_all_computers()-&gt;[{Ip,Port}]</text:span></text:p>
          </draw:text-box>
        </draw:frame>
        <draw:frame draw:style-name="gr1" draw:text-style-name="P2" draw:layer="layout" svg:width="7.112cm" svg:height="3.048cm" svg:x="20.066cm" svg:y="16.51cm">
          <draw:text-box>
            <text:p text:style-name="P1"><text:span text:style-name="T1">gen_server(ServiceId)</text:span></text:p>
            <text:p><text:span text:style-name="T1"><text:line-break/></text:span><text:span text:style-name="T1">local_dns_ip_address</text:span></text:p>
            <text:p><text:span text:style-name="T1">-------------------------------------------------------</text:span><text:span text:style-name="T1"><text:line-break/></text:span><text:span text:style-name="T1">ping()-&gt;{pong,ServiceId}</text:span><text:span text:style-name="T1"><text:line-break/></text:span><text:span text:style-name="T1"/></text:p>
          </draw:text-box>
        </draw:frame>
        <draw:frame draw:style-name="gr4" draw:text-style-name="P3" draw:layer="layout" svg:width="6.278cm" svg:height="2.863cm" svg:x="11.264cm" svg:y="0.594cm">
          <draw:text-box>
            <text:p text:style-name="P1"><text:span text:style-name="T2">master_service</text:span></text:p>
            <text:p><text:span text:style-name="T1">local_dns_ip_address</text:span><text:span text:style-name="T2"><text:line-break/></text:span><text:span text:style-name="T2">–-----------------------------------------------</text:span><text:span text:style-name="T2"><text:line-break/></text:span><text:span text:style-name="T2">YY</text:span></text:p>
          </draw:text-box>
        </draw:frame>
        <draw:frame draw:style-name="gr4" draw:text-style-name="P3" draw:layer="layout" svg:width="5.701cm" svg:height="2.863cm" svg:x="1.665cm" svg:y="16.764cm">
          <draw:text-box>
            <text:p text:style-name="P1"><text:span text:style-name="T2">tcp_service</text:span></text:p>
            <text:p><text:span text:style-name="T1">local_dns_ip_address</text:span><text:span text:style-name="T2"><text:line-break/></text:span><text:span text:style-name="T2">–-----------------------------------------------</text:span><text:span text:style-name="T2"><text:line-break/></text:span><text:span text:style-name="T2">YY</text:span></text:p>
          </draw:text-box>
        </draw:frame>
        <draw:frame draw:style-name="gr4" draw:text-style-name="P3" draw:layer="layout" svg:width="5.701cm" svg:height="2.863cm" svg:x="20.066cm" svg:y="10.16cm">
          <draw:text-box>
            <text:p text:style-name="P1"><text:span text:style-name="T2">tcp_service</text:span></text:p>
            <text:p><text:span text:style-name="T1">local_dns_ip_address</text:span><text:span text:style-name="T2"><text:line-break/></text:span><text:span text:style-name="T2">–-----------------------------------------------</text:span><text:span text:style-name="T2"><text:line-break/></text:span><text:span text:style-name="T2">YY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6" draw:text-style-name="P1" draw:layer="layout" svg:width="3.81cm" svg:height="2.54cm" svg:x="1.778cm" svg:y="7.366cm">
          <text:p text:style-name="P1">0_v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3.81cm" svg:height="2.54cm" svg:x="14.224cm" svg:y="7.366cm">
          <text:p text:style-name="P1">1_v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2.032cm" svg:y="11.938cm">
          <text:p text:style-name="P1"><text:span text:style-name="T3">tcp_service </text:span><text:span text:style-name="T3"><text:line-break/></text:span><text:span text:style-name="T3">Computer IpAdd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2.032cm" svg:y="14.986cm">
          <text:p text:style-name="P1"><text:span text:style-name="T3">pod_servic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2.032cm" svg:y="18.288cm">
          <text:p text:style-name="P1"><text:span text:style-name="T3">log_servic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6.35cm" svg:y="11.938cm">
          <text:p text:style-name="P1"><text:span text:style-name="T3">local_dns_servic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2.033cm" svg:y="11.939cm">
          <text:p text:style-name="P1"><text:span text:style-name="T3">tcp_service </text:span><text:span text:style-name="T3"><text:line-break/></text:span><text:span text:style-name="T3">Computer IpAdd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2.033cm" svg:y="14.987cm">
          <text:p text:style-name="P1"><text:span text:style-name="T3">pod_servic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2.033cm" svg:y="18.289cm">
          <text:p text:style-name="P1"><text:span text:style-name="T3">log_servic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6.351cm" svg:y="11.939cm">
          <text:p text:style-name="P1"><text:span text:style-name="T3">local_dns_servic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2.033cm" svg:y="11.939cm">
          <text:p text:style-name="P1"><text:span text:style-name="T3">tcp_service </text:span><text:span text:style-name="T3"><text:line-break/></text:span><text:span text:style-name="T3">Computer IpAdd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2.033cm" svg:y="14.987cm">
          <text:p text:style-name="P1"><text:span text:style-name="T3">pod_servic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2.033cm" svg:y="18.289cm">
          <text:p text:style-name="P1"><text:span text:style-name="T3">log_servic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6.351cm" svg:y="11.939cm">
          <text:p text:style-name="P1"><text:span text:style-name="T3">local_dns_servic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2.034cm" svg:y="11.94cm">
          <text:p text:style-name="P1"><text:span text:style-name="T3">tcp_service </text:span><text:span text:style-name="T3"><text:line-break/></text:span><text:span text:style-name="T3">Computer IpAdd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2.034cm" svg:y="14.988cm">
          <text:p text:style-name="P1"><text:span text:style-name="T3">pod_servic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2.034cm" svg:y="18.29cm">
          <text:p text:style-name="P1"><text:span text:style-name="T3">log_servic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6.352cm" svg:y="11.94cm">
          <text:p text:style-name="P1"><text:span text:style-name="T3">local_dns_servic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3.81cm" svg:height="2.54cm" svg:x="14.223cm" svg:y="11.683cm">
          <text:p text:style-name="P1"><text:span text:style-name="T3">tcp_service </text:span><text:span text:style-name="T3"><text:line-break/></text:span><text:span text:style-name="T3">Computer IpAdd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14.223cm" svg:y="14.731cm">
          <text:p text:style-name="P1"><text:span text:style-name="T3">pod_servic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14.223cm" svg:y="18.033cm">
          <text:p text:style-name="P1"><text:span text:style-name="T3">log_servic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81cm" svg:height="2.54cm" svg:x="18.541cm" svg:y="11.683cm">
          <text:p text:style-name="P1"><text:span text:style-name="T3">local_dns_servic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3.81cm" svg:height="2.54cm" svg:x="14.224cm" svg:y="14.732cm">
          <text:p text:style-name="P1"><text:span text:style-name="T3">pod_servic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3.81cm" svg:height="2.54cm" svg:x="14.224cm" svg:y="18.034cm">
          <text:p text:style-name="P1"><text:span text:style-name="T3">log_servic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3.81cm" svg:height="2.54cm" svg:x="18.542cm" svg:y="11.684cm">
          <text:p text:style-name="P1"><text:span text:style-name="T3">local_dns_servic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2" draw:layer="layout" svg:width="6.35cm" svg:height="3.048cm" svg:x="9.144cm" svg:y="1.524cm">
          <draw:text-box>
            <text:p text:style-name="P1"><text:span text:style-name="T1">computer_service</text:span></text:p>
            <text:p><text:span text:style-name="T1">computerIpAddress</text:span><text:span text:style-name="T1"><text:line-break/></text:span><text:span text:style-name="T1">ListOfPods [Pod]</text:span><text:span text:style-name="T1"><text:line-break/></text:span><text:span text:style-name="T1">-------------------------------------------------</text:span><text:span text:style-name="T1"><text:line-break/></text:span><text:span text:style-name="T1">createPod({IpAddr,Port})-&gt;ok|error</text:span><text:span text:style-name="T1"><text:line-break/></text:span><text:span text:style-name="T1">delete_pod({Ip,Port})-&gt;ok|error</text:span></text:p>
            <text:p><text:span text:style-name="T1">get_all_pod_addresses()→[{Ip,Port}]</text:span></text:p>
          </draw:text-box>
        </draw:frame>
        <draw:frame draw:style-name="gr2" draw:text-style-name="P3" draw:layer="layout" svg:width="6.278cm" svg:height="3.009cm" svg:x="16.074cm" svg:y="13.755cm">
          <draw:text-box>
            <text:p text:style-name="P1"><text:span text:style-name="T2">dns_master_service</text:span></text:p>
            <text:p><text:span text:style-name="T2">DnsPort</text:span><text:span text:style-name="T2"><text:line-break/></text:span><text:span text:style-name="T2">ListOfServices [{ServiceId,{Ip,Port}]</text:span><text:span text:style-name="T2"><text:line-break/></text:span><text:span text:style-name="T2">–-----------------------------------------------</text:span><text:span text:style-name="T2"><text:line-break/></text:span><text:span text:style-name="T2">add({ServiceId,{Ip,Port}})-&gt;ok|error</text:span><text:span text:style-name="T2"><text:line-break/></text:span><text:span text:style-name="T2">delete({Ip,Port})-&gt;ok|error</text:span></text:p>
            <text:p><text:span text:style-name="T2">update(ExpiredTime)-&gt;ok</text:span></text:p>
          </draw:text-box>
        </draw:frame>
        <draw:frame draw:style-name="gr3" draw:text-style-name="P2" draw:layer="layout" svg:width="7.112cm" svg:height="3.797cm" svg:x="8.89cm" svg:y="5.334cm">
          <draw:text-box>
            <text:p text:style-name="P1"><text:span text:style-name="T1">pod_service</text:span></text:p>
            <text:p><text:span text:style-name="T1">computerIpAddress</text:span><text:span text:style-name="T1"><text:line-break/></text:span><text:span text:style-name="T1">podIpAddres</text:span></text:p>
            <text:p><text:span text:style-name="T1">ServiceList [ServiceId]</text:span><text:span text:style-name="T1"><text:line-break/></text:span><text:span text:style-name="T1">-------------------------------------------------------</text:span><text:span text:style-name="T1"><text:line-break/></text:span><text:span text:style-name="T1">load_start(ServiceId)-&gt;ok|error</text:span><text:span text:style-name="T1"><text:line-break/></text:span><text:span text:style-name="T1">stop_unload(ServiceId)-&gt;ok|error</text:span></text:p>
            <text:p><text:span text:style-name="T1">get_all_services()→[{ServiceId,{Ip,Port}}]</text:span></text:p>
          </draw:text-box>
        </draw:frame>
        <draw:frame draw:style-name="gr4" draw:text-style-name="P3" draw:layer="layout" svg:width="6.278cm" svg:height="2.863cm" svg:x="9.398cm" svg:y="9.583cm">
          <draw:text-box>
            <text:p text:style-name="P1"><text:span text:style-name="T2">dns_local_service</text:span></text:p>
            <text:p><text:span text:style-name="T1">computerIpAddress</text:span><text:span text:style-name="T2"><text:line-break/></text:span><text:span text:style-name="T2">ListOfServices [{ServiceId,{Ip,Port}]</text:span><text:span text:style-name="T2"><text:line-break/></text:span><text:span text:style-name="T2">–-----------------------------------------------</text:span><text:span text:style-name="T2"><text:line-break/></text:span><text:span text:style-name="T2">update(ListOfServices)-&gt;ok|error</text:span></text:p>
            <text:p><text:span text:style-name="T2">get(ServiceId)-&gt;[{Ip,Port}]</text:span></text:p>
          </draw:text-box>
        </draw:frame>
        <draw:frame draw:style-name="gr4" draw:text-style-name="P3" draw:layer="layout" svg:width="6.278cm" svg:height="2.863cm" svg:x="17.272cm" svg:y="9.652cm">
          <draw:text-box>
            <text:p text:style-name="P1"><text:span text:style-name="T2">log_service</text:span></text:p>
            <text:p><text:span text:style-name="T1">local_dns_ip_address</text:span><text:span text:style-name="T2"><text:line-break/></text:span><text:span text:style-name="T2">–-----------------------------------------------</text:span><text:span text:style-name="T2"><text:line-break/></text:span><text:span text:style-name="T2">YY</text:span></text:p>
          </draw:text-box>
        </draw:frame>
        <draw:frame draw:style-name="gr3" draw:text-style-name="P3" draw:layer="layout" svg:width="7.62cm" svg:height="3.797cm" svg:x="1.016cm" svg:y="13.729cm">
          <draw:text-box>
            <text:p text:style-name="P1"><text:span text:style-name="T2">catalog_service</text:span></text:p>
            <text:p><text:span text:style-name="T2"><text:line-break/></text:span><text:span text:style-name="T2">ets: [{ServiceId,tarFilename,Bytes}]</text:span><text:span text:style-name="T2"><text:line-break/></text:span><text:span text:style-name="T2">–-----------------------------------------------</text:span><text:span text:style-name="T2"><text:line-break/></text:span><text:span text:style-name="T2">add(ServiceId,git,Url)-&gt;ok|error</text:span></text:p>
            <text:p><text:span text:style-name="T2">add(ServiceId,dir,Path)-&gt;ok|error</text:span></text:p>
            <text:p><text:span text:style-name="T2">add(ServiceId,TarFileNamen,Bytes)-&gt;ok|error</text:span></text:p>
            <text:p><text:span text:style-name="T2">delete(ServiceId)-&gt;ok|error</text:span></text:p>
            <text:p><text:span text:style-name="T2">get(ServiceId)→{ok,TarFileName,Bytes}</text:span></text:p>
          </draw:text-box>
        </draw:frame>
        <draw:frame draw:style-name="gr2" draw:text-style-name="P3" draw:layer="layout" svg:width="7.118cm" svg:height="3.009cm" svg:x="0.756cm" svg:y="1.524cm">
          <draw:text-box>
            <text:p text:style-name="P1"><text:span text:style-name="T2">iaas_service</text:span></text:p>
            <text:p><text:span text:style-name="T1">computerIpAddress</text:span><text:span text:style-name="T2"><text:line-break/></text:span><text:span text:style-name="T2">ListOfComputers [{ComputerId,{Ip,Port}]</text:span><text:span text:style-name="T2"><text:line-break/></text:span><text:span text:style-name="T2">–-----------------------------------------------</text:span><text:span text:style-name="T2"><text:line-break/></text:span><text:span text:style-name="T2">add(ComputerId,{Ip,Port})-&gt;ok</text:span></text:p>
            <text:p><text:span text:style-name="T2">delete(ComputerId)→[{Ip,Port}]-&gt;ok|error</text:span></text:p>
            <text:p><text:span text:style-name="T2">get_all_computers()-&gt;[{Ip,Port}]</text:span></text:p>
          </draw:text-box>
        </draw:frame>
        <draw:frame draw:style-name="gr10" draw:text-style-name="P2" draw:layer="layout" svg:width="7.112cm" svg:height="2.615cm" svg:x="20.066cm" svg:y="0.687cm">
          <draw:text-box>
            <text:p text:style-name="P1"><text:span text:style-name="T1">gen_server(ServiceId)</text:span></text:p>
            <text:p><text:span text:style-name="T1"><text:line-break/></text:span><text:span text:style-name="T1">local_dns_ip_address</text:span></text:p>
            <text:p><text:span text:style-name="T1">-------------------------------------------------------</text:span><text:span text:style-name="T1"><text:line-break/></text:span><text:span text:style-name="T1">ping()-&gt;{pong,ServiceId}</text:span><text:span text:style-name="T1"><text:line-break/></text:span><text:span text:style-name="T1"/></text:p>
          </draw:text-box>
        </draw:frame>
        <draw:frame draw:style-name="gr4" draw:text-style-name="P3" draw:layer="layout" svg:width="6.278cm" svg:height="2.863cm" svg:x="9.398cm" svg:y="13.716cm">
          <draw:text-box>
            <text:p text:style-name="P1"><text:span text:style-name="T2">master_service</text:span></text:p>
            <text:p><text:span text:style-name="T1">local_dns_ip_address</text:span><text:span text:style-name="T2"><text:line-break/></text:span><text:span text:style-name="T2">–-----------------------------------------------</text:span><text:span text:style-name="T2"><text:line-break/></text:span><text:span text:style-name="T2">YY</text:span></text:p>
          </draw:text-box>
        </draw:frame>
        <draw:frame draw:style-name="gr4" draw:text-style-name="P3" draw:layer="layout" svg:width="5.701cm" svg:height="2.863cm" svg:x="2.427cm" svg:y="9.398cm">
          <draw:text-box>
            <text:p text:style-name="P1"><text:span text:style-name="T2">tcp_service</text:span></text:p>
            <text:p><text:span text:style-name="T1">local_dns_ip_address</text:span><text:span text:style-name="T2"><text:line-break/></text:span><text:span text:style-name="T2">–-----------------------------------------------</text:span><text:span text:style-name="T2"><text:line-break/></text:span><text:span text:style-name="T2">YY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2" draw:layer="layout" svg:width="6.35cm" svg:height="3.048cm" svg:x="18.288cm" svg:y="9.652cm">
          <draw:text-box>
            <text:p text:style-name="P1"><text:span text:style-name="T1">computer_service</text:span></text:p>
            <text:p><text:span text:style-name="T1">computerIpAddress</text:span><text:span text:style-name="T1"><text:line-break/></text:span><text:span text:style-name="T1">ListOfPods [Pod]</text:span><text:span text:style-name="T1"><text:line-break/></text:span><text:span text:style-name="T1">-------------------------------------------------</text:span><text:span text:style-name="T1"><text:line-break/></text:span><text:span text:style-name="T1">createPod({IpAddr,Port})-&gt;ok|error</text:span><text:span text:style-name="T1"><text:line-break/></text:span><text:span text:style-name="T1">delete_pod({Ip,Port})-&gt;ok|error</text:span></text:p>
            <text:p><text:span text:style-name="T1">get_all_pod_addresses()→[{Ip,Port}]</text:span></text:p>
          </draw:text-box>
        </draw:frame>
        <draw:frame draw:style-name="gr2" draw:text-style-name="P3" draw:layer="layout" svg:width="6.278cm" svg:height="3.009cm" svg:x="1.088cm" svg:y="5.334cm">
          <draw:text-box>
            <text:p text:style-name="P1"><text:span text:style-name="T2">dns_master_service</text:span></text:p>
            <text:p><text:span text:style-name="T2">DnsPort</text:span><text:span text:style-name="T2"><text:line-break/></text:span><text:span text:style-name="T2">ListOfServices [{ServiceId,{Ip,Port}]</text:span><text:span text:style-name="T2"><text:line-break/></text:span><text:span text:style-name="T2">–-----------------------------------------------</text:span><text:span text:style-name="T2"><text:line-break/></text:span><text:span text:style-name="T2">add({ServiceId,{Ip,Port}})-&gt;ok|error</text:span><text:span text:style-name="T2"><text:line-break/></text:span><text:span text:style-name="T2">delete({Ip,Port})-&gt;ok|error</text:span></text:p>
            <text:p><text:span text:style-name="T2">update(ExpiredTime)-&gt;ok</text:span></text:p>
          </draw:text-box>
        </draw:frame>
        <draw:frame draw:style-name="gr3" draw:text-style-name="P2" draw:layer="layout" svg:width="7.112cm" svg:height="3.797cm" svg:x="1.27cm" svg:y="15.507cm">
          <draw:text-box>
            <text:p text:style-name="P1"><text:span text:style-name="T1">pod_service</text:span></text:p>
            <text:p><text:span text:style-name="T1">computerIpAddress</text:span><text:span text:style-name="T1"><text:line-break/></text:span><text:span text:style-name="T1">podIpAddres</text:span></text:p>
            <text:p><text:span text:style-name="T1">ServiceList [ServiceId]</text:span><text:span text:style-name="T1"><text:line-break/></text:span><text:span text:style-name="T1">-------------------------------------------------------</text:span><text:span text:style-name="T1"><text:line-break/></text:span><text:span text:style-name="T1">load_start(ServiceId)-&gt;ok|error</text:span><text:span text:style-name="T1"><text:line-break/></text:span><text:span text:style-name="T1">stop_unload(ServiceId)-&gt;ok|error</text:span></text:p>
            <text:p><text:span text:style-name="T1">get_all_services()→[{ServiceId,{Ip,Port}}]</text:span></text:p>
          </draw:text-box>
        </draw:frame>
        <draw:frame draw:style-name="gr4" draw:text-style-name="P3" draw:layer="layout" svg:width="6.278cm" svg:height="2.863cm" svg:x="8.708cm" svg:y="15.494cm">
          <draw:text-box>
            <text:p text:style-name="P1"><text:span text:style-name="T2">dns_local_service</text:span></text:p>
            <text:p><text:span text:style-name="T1">computerIpAddress</text:span><text:span text:style-name="T2"><text:line-break/></text:span><text:span text:style-name="T2">ListOfServices [{ServiceId,{Ip,Port}]</text:span><text:span text:style-name="T2"><text:line-break/></text:span><text:span text:style-name="T2">–-----------------------------------------------</text:span><text:span text:style-name="T2"><text:line-break/></text:span><text:span text:style-name="T2">update(ListOfServices)-&gt;ok|error</text:span></text:p>
            <text:p><text:span text:style-name="T2">get(ServiceId)-&gt;[{Ip,Port}]</text:span></text:p>
          </draw:text-box>
        </draw:frame>
        <draw:frame draw:style-name="gr4" draw:text-style-name="P3" draw:layer="layout" svg:width="6.278cm" svg:height="2.863cm" svg:x="7.112cm" svg:y="12.446cm">
          <draw:text-box>
            <text:p text:style-name="P1"><text:span text:style-name="T2">log_service</text:span></text:p>
            <text:p><text:span text:style-name="T1">local_dns_ip_address</text:span><text:span text:style-name="T2"><text:line-break/></text:span><text:span text:style-name="T2">–-----------------------------------------------</text:span><text:span text:style-name="T2"><text:line-break/></text:span><text:span text:style-name="T2">YY</text:span></text:p>
          </draw:text-box>
        </draw:frame>
        <draw:frame draw:style-name="gr3" draw:text-style-name="P3" draw:layer="layout" svg:width="7.62cm" svg:height="3.797cm" svg:x="9.144cm" svg:y="1.296cm">
          <draw:text-box>
            <text:p text:style-name="P1"><text:span text:style-name="T2">catalog_service</text:span></text:p>
            <text:p><text:span text:style-name="T2"><text:line-break/></text:span><text:span text:style-name="T2">ets: [{ServiceId,tarFilename,Bytes}]</text:span><text:span text:style-name="T2"><text:line-break/></text:span><text:span text:style-name="T2">–-----------------------------------------------</text:span><text:span text:style-name="T2"><text:line-break/></text:span><text:span text:style-name="T2">add(ServiceId,git,Url)-&gt;ok|error</text:span></text:p>
            <text:p><text:span text:style-name="T2">add(ServiceId,dir,Path)-&gt;ok|error</text:span></text:p>
            <text:p><text:span text:style-name="T2">add(ServiceId,TarFileNamen,Bytes)-&gt;ok|error</text:span></text:p>
            <text:p><text:span text:style-name="T2">delete(ServiceId)-&gt;ok|error</text:span></text:p>
            <text:p><text:span text:style-name="T2">get(ServiceId)→{ok,TarFileName,Bytes}</text:span></text:p>
          </draw:text-box>
        </draw:frame>
        <draw:frame draw:style-name="gr2" draw:text-style-name="P3" draw:layer="layout" svg:width="7.118cm" svg:height="3.009cm" svg:x="0.756cm" svg:y="1.524cm">
          <draw:text-box>
            <text:p text:style-name="P1"><text:span text:style-name="T2">iaas_service</text:span></text:p>
            <text:p><text:span text:style-name="T1">computerIpAddress</text:span><text:span text:style-name="T2"><text:line-break/></text:span><text:span text:style-name="T2">ListOfComputers [{ComputerId,{Ip,Port}]</text:span><text:span text:style-name="T2"><text:line-break/></text:span><text:span text:style-name="T2">–-----------------------------------------------</text:span><text:span text:style-name="T2"><text:line-break/></text:span><text:span text:style-name="T2">add(ComputerId,{Ip,Port})-&gt;ok</text:span></text:p>
            <text:p><text:span text:style-name="T2">delete(ComputerId)→[{Ip,Port}]-&gt;ok|error</text:span></text:p>
            <text:p><text:span text:style-name="T2">get_all_computers()-&gt;[{Ip,Port}]</text:span></text:p>
          </draw:text-box>
        </draw:frame>
        <draw:frame draw:style-name="gr10" draw:text-style-name="P2" draw:layer="layout" svg:width="7.112cm" svg:height="2.615cm" svg:x="20.066cm" svg:y="0.687cm">
          <draw:text-box>
            <text:p text:style-name="P1"><text:span text:style-name="T1">gen_server(ServiceId)</text:span></text:p>
            <text:p><text:span text:style-name="T1"><text:line-break/></text:span><text:span text:style-name="T1">local_dns_ip_address</text:span></text:p>
            <text:p><text:span text:style-name="T1">-------------------------------------------------------</text:span><text:span text:style-name="T1"><text:line-break/></text:span><text:span text:style-name="T1">ping()-&gt;{pong,ServiceId}</text:span><text:span text:style-name="T1"><text:line-break/></text:span><text:span text:style-name="T1"/></text:p>
          </draw:text-box>
        </draw:frame>
        <draw:frame draw:style-name="gr4" draw:text-style-name="P3" draw:layer="layout" svg:width="6.278cm" svg:height="2.863cm" svg:x="18.614cm" svg:y="5.08cm">
          <draw:text-box>
            <text:p text:style-name="P1"><text:span text:style-name="T2">master_service</text:span></text:p>
            <text:p><text:span text:style-name="T1">local_dns_ip_address</text:span><text:span text:style-name="T2"><text:line-break/></text:span><text:span text:style-name="T2">–-----------------------------------------------</text:span><text:span text:style-name="T2"><text:line-break/></text:span><text:span text:style-name="T2">YY</text:span></text:p>
          </draw:text-box>
        </draw:frame>
        <draw:frame draw:style-name="gr4" draw:text-style-name="P3" draw:layer="layout" svg:width="5.701cm" svg:height="2.863cm" svg:x="1.157cm" svg:y="12.377cm">
          <draw:text-box>
            <text:p text:style-name="P1"><text:span text:style-name="T2">tcp_service</text:span></text:p>
            <text:p><text:span text:style-name="T1">local_dns_ip_address</text:span><text:span text:style-name="T2"><text:line-break/></text:span><text:span text:style-name="T2">–-----------------------------------------------</text:span><text:span text:style-name="T2"><text:line-break/></text:span><text:span text:style-name="T2">YY</text:span></text:p>
          </draw:text-box>
        </draw:frame>
        <draw:frame draw:style-name="gr11" draw:text-style-name="P3" draw:layer="layout" svg:width="8.749cm" svg:height="4.191cm" svg:x="18.034cm" svg:y="13.843cm">
          <draw:text-box>
            <text:p text:style-name="P1"><text:span text:style-name="T2">boot_service</text:span></text:p>
            <text:p><text:span text:style-name="T2">computerIpaddress</text:span><text:span text:style-name="T2"><text:line-break/></text:span><text:span text:style-name="T2">computer_service,pod_service,tcp_service are preloaded</text:span><text:span text:style-name="T2"><text:line-break/></text:span><text:span text:style-name="T2">–------------------------------------------</text:span></text:p>
            <text:p><text:span text:style-name="T2">Start computer_service erlang vm Start tcp_service(computerIpAddress,Mode)</text:span><text:span text:style-name="T2"><text:line-break/></text:span><text:span text:style-name="T2">start computer_service(computerIpAddress,pod_ip_addr)</text:span><text:span text:style-name="T2"><text:line-break/></text:span><text:span text:style-name="T2">load_start(computer_service,log,local_dns)</text:span></text:p>
          </draw:text-box>
        </draw:frame>
        <draw:custom-shape draw:style-name="gr12" draw:text-style-name="P6" draw:layer="layout" svg:width="14.986cm" svg:height="9.398cm" svg:x="0.762cm" svg:y="10.922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1.628cm" svg:height="0.962cm" svg:x="6.35cm" svg:y="11.176cm">
          <draw:text-box>
            <text:p>Pod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4" draw:text-style-name="P2" xml:id="id2" draw:id="id2" draw:layer="layout" svg:width="8.89cm" svg:height="6.949cm" svg:x="1.27cm" svg:y="5.842cm">
          <draw:text-box>
            <text:p text:style-name="P1"><text:span text:style-name="T1">computer_service</text:span></text:p>
            <text:p><text:span text:style-name="T1">ComputerIpAddress</text:span></text:p>
            <text:p><text:span text:style-name="T1">min_vm_port_num</text:span><text:span text:style-name="T1"><text:line-break/></text:span><text:span text:style-name="T1">num_vm</text:span></text:p>
            <text:p><text:span text:style-name="T1">ListOfVms [{VmId,Node,{IpAddr,Port}}]</text:span><text:span text:style-name="T1"><text:line-break/></text:span><text:span text:style-name="T1">ListOfServices[{ServiceId,VmInfo}]</text:span></text:p>
            <text:p><text:span text:style-name="T1">-------------------------------------------------</text:span><text:span text:style-name="T1"><text:line-break/></text:span><text:span text:style-name="T1">create_vm({IpAddr,Port})-&gt;ok|error</text:span><text:span text:style-name="T1"><text:line-break/></text:span><text:span text:style-name="T1">delete_vm({Ip,Port})-&gt;ok|error</text:span></text:p>
            <text:p><text:span text:style-name="T1">all_vms()→ListOfVms</text:span></text:p>
            <text:p><text:span text:style-name="T1"/></text:p>
            <text:p><text:span text:style-name="T1">get_num_vms()-&gt;MaxNumVms</text:span></text:p>
            <text:p><text:span text:style-name="T1">set_num_vms(MaxNumVms)→ok</text:span></text:p>
            <text:p><text:span text:style-name="T1"/></text:p>
            <text:p><text:span text:style-name="T1">start_service(ServiceId)→ok|{error,Err}</text:span><text:span text:style-name="T1"><text:line-break/></text:span><text:span text:style-name="T1">stop_service(ServiceId,{IpAddr,Port})→ok|{error,Err}</text:span></text:p>
            <text:p><text:span text:style-name="T1">local_service_list()-&gt;ListOfServices</text:span></text:p>
          </draw:text-box>
        </draw:frame>
        <draw:frame draw:style-name="gr2" draw:text-style-name="P3" xml:id="id1" draw:id="id1" draw:layer="layout" svg:width="7.118cm" svg:height="3.009cm" svg:x="2.124cm" svg:y="0.508cm">
          <draw:text-box>
            <text:p text:style-name="P1"><text:span text:style-name="T2">iaas_service</text:span></text:p>
            <text:p><text:span text:style-name="T1">computerIpAddress</text:span><text:span text:style-name="T2"><text:line-break/></text:span><text:span text:style-name="T2">ListOfComputers [{ComputerId,{Ip,Port}]</text:span><text:span text:style-name="T2"><text:line-break/></text:span><text:span text:style-name="T2">–-----------------------------------------------</text:span><text:span text:style-name="T2"><text:line-break/></text:span><text:span text:style-name="T2">add(ComputerId,{Ip,Port})-&gt;ok</text:span></text:p>
            <text:p><text:span text:style-name="T2">delete(ComputerId)→[{Ip,Port}]-&gt;ok|error</text:span></text:p>
            <text:p><text:span text:style-name="T2">get_all_computers()-&gt;[{Ip,Port}]</text:span></text:p>
          </draw:text-box>
        </draw:frame>
        <draw:frame draw:style-name="gr10" draw:text-style-name="P2" draw:layer="layout" svg:width="5.588cm" svg:height="2.615cm" svg:x="21.844cm" svg:y="17.959cm">
          <draw:text-box>
            <text:p text:style-name="P1"><text:span text:style-name="T1">gen_server(ServiceId)</text:span></text:p>
            <text:p><text:span text:style-name="T1"><text:line-break/></text:span><text:span text:style-name="T1">------------------------------------------</text:span><text:span text:style-name="T1"><text:line-break/></text:span><text:span text:style-name="T1">ping()-&gt;{pong,ServiceId}</text:span><text:span text:style-name="T1"><text:line-break/></text:span><text:span text:style-name="T1"/></text:p>
            <text:p><text:span text:style-name="T1">Service specific functions</text:span></text:p>
          </draw:text-box>
        </draw:frame>
        <draw:frame draw:style-name="gr15" draw:text-style-name="P2" xml:id="id3" draw:id="id3" draw:layer="layout" svg:width="7.112cm" svg:height="2.719cm" svg:x="16.51cm" svg:y="7.574cm">
          <draw:text-box>
            <text:p text:style-name="P1"><text:span text:style-name="T1">vm</text:span></text:p>
            <text:p><text:span text:style-name="T1">node()</text:span><text:span text:style-name="T1"><text:line-break/></text:span><text:span text:style-name="T1">-------------------------------------------------------</text:span><text:span text:style-name="T1"><text:line-break/></text:span><text:span text:style-name="T1"/></text:p>
          </draw:text-box>
        </draw:frame>
        <draw:frame draw:style-name="gr4" draw:text-style-name="P3" draw:layer="layout" svg:width="5.08cm" svg:height="2.863cm" svg:x="1.27cm" svg:y="13.393cm">
          <draw:text-box>
            <text:p text:style-name="P1"><text:span text:style-name="T2">dns_local_service</text:span></text:p>
            <text:p><text:span text:style-name="T1">DnsList</text:span><text:span text:style-name="T2"> [{ServiceId,{Ip,Port}]</text:span><text:span text:style-name="T2"><text:line-break/></text:span><text:span text:style-name="T2">–------------------------------------</text:span><text:span text:style-name="T2"><text:line-break/></text:span><text:span text:style-name="T2">update(</text:span><text:span text:style-name="T1">DnsList</text:span><text:span text:style-name="T2">)-&gt;ok</text:span></text:p>
            <text:p><text:span text:style-name="T2">get(ServiceId)-&gt;[{Ip,Port}]</text:span></text:p>
          </draw:text-box>
        </draw:frame>
        <draw:frame draw:style-name="gr4" draw:text-style-name="P3" draw:layer="layout" svg:width="4.318cm" svg:height="2.863cm" svg:x="6.858cm" svg:y="13.462cm">
          <draw:text-box>
            <text:p text:style-name="P1"><text:span text:style-name="T2">log_service</text:span></text:p>
            <text:p><text:span text:style-name="T1">LogFile</text:span><text:span text:style-name="T2"><text:line-break/></text:span><text:span text:style-name="T2">–-------------------------------</text:span></text:p>
            <text:p><text:span text:style-name="T2">log_service calls</text:span></text:p>
          </draw:text-box>
        </draw:frame>
        <draw:frame draw:style-name="gr16" draw:text-style-name="P3" draw:layer="layout" svg:width="3.923cm" svg:height="2.286cm" svg:x="1.27cm" svg:y="16.51cm">
          <draw:text-box>
            <text:p text:style-name="P1"><text:span text:style-name="T2">tcp_service</text:span></text:p>
            <text:p><text:span text:style-name="T2">----------------------------tcp_servercalls</text:span><text:span text:style-name="T2"><text:line-break/></text:span><text:span text:style-name="T2">tcp_client calls </text:span></text:p>
          </draw:text-box>
        </draw:frame>
        <draw:connector draw:style-name="gr17" draw:text-style-name="P6" draw:layer="layout" draw:type="line" svg:x1="5.683cm" svg:y1="3.517cm" svg:x2="5.715cm" svg:y2="5.842cm" draw:start-shape="id1" draw:start-glue-point="2" draw:end-shape="id2" svg:d="M5683 3517l32 2325" svg:viewBox="0 0 33 2326">
          <text:p/>
        </draw:connector>
        <draw:frame draw:style-name="gr4" draw:text-style-name="P3" draw:layer="layout" svg:width="5.08cm" svg:height="2.863cm" svg:x="16.51cm" svg:y="10.853cm">
          <draw:text-box>
            <text:p text:style-name="P1"><text:span text:style-name="T2">dns_local_service</text:span></text:p>
            <text:p><text:span text:style-name="T2"><text:line-break/></text:span><text:span text:style-name="T1">DnsList</text:span><text:span text:style-name="T2"> [{ServiceId,{Ip,Port}]</text:span><text:span text:style-name="T2"><text:line-break/></text:span><text:span text:style-name="T2">–------------------------------------</text:span><text:span text:style-name="T2"><text:line-break/></text:span><text:span text:style-name="T2">update(</text:span><text:span text:style-name="T1">DnsList</text:span><text:span text:style-name="T2">)-&gt;ok</text:span></text:p>
            <text:p><text:span text:style-name="T2">get(ServiceId)-&gt;[{Ip,Port}]</text:span></text:p>
          </draw:text-box>
        </draw:frame>
        <draw:frame draw:style-name="gr4" draw:text-style-name="P3" draw:layer="layout" svg:width="4.318cm" svg:height="2.863cm" svg:x="22.258cm" svg:y="10.853cm">
          <draw:text-box>
            <text:p text:style-name="P1"><text:span text:style-name="T2">log_service</text:span></text:p>
            <text:p><text:span text:style-name="T1">LogFile</text:span><text:span text:style-name="T2"><text:line-break/></text:span><text:span text:style-name="T2">–-------------------------------</text:span></text:p>
            <text:p><text:span text:style-name="T2">log_service calls</text:span></text:p>
          </draw:text-box>
        </draw:frame>
        <draw:frame draw:style-name="gr16" draw:text-style-name="P3" draw:layer="layout" svg:width="3.923cm" svg:height="2.286cm" svg:x="16.397cm" svg:y="14.224cm">
          <draw:text-box>
            <text:p text:style-name="P1"><text:span text:style-name="T2">tcp_service</text:span></text:p>
            <text:p><text:span text:style-name="T1">{VmIpAddr,VmPort}</text:span><text:span text:style-name="T2"><text:line-break/></text:span><text:span text:style-name="T2">----------------------------tcp_servercalls</text:span><text:span text:style-name="T2"><text:line-break/></text:span><text:span text:style-name="T2">tcp_client calls </text:span></text:p>
          </draw:text-box>
        </draw:frame>
        <draw:connector draw:style-name="gr17" draw:text-style-name="P6" draw:layer="layout" draw:type="line" svg:x1="10.16cm" svg:y1="9.316cm" svg:x2="16.51cm" svg:y2="8.933cm" draw:start-shape="id2" draw:start-glue-point="1" draw:end-shape="id3" draw:end-glue-point="3" svg:d="M10160 9316l6350-383" svg:viewBox="0 0 6351 384">
          <text:p/>
        </draw:connecto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2" draw:text-style-name="P3" xml:id="id4" draw:id="id4" draw:layer="layout" svg:width="7.118cm" svg:height="3.009cm" svg:x="14.726cm" svg:y="3.341cm">
          <draw:text-box>
            <text:p text:style-name="P1"><text:span text:style-name="T2">test_master</text:span></text:p>
            <text:p><text:span text:style-name="T1">computerIpAddress</text:span><text:span text:style-name="T2"><text:line-break/></text:span><text:span text:style-name="T2">ListOfComputers [{ComputerId,{Ip,Port}]</text:span><text:span text:style-name="T2"><text:line-break/></text:span><text:span text:style-name="T2">–-----------------------------------------------</text:span><text:span text:style-name="T2"><text:line-break/></text:span><text:span text:style-name="T2">add(ComputerId,{Ip,Port})-&gt;ok</text:span></text:p>
            <text:p><text:span text:style-name="T2">delete(ComputerId)→[{Ip,Port}]-&gt;ok|error</text:span></text:p>
            <text:p><text:span text:style-name="T2">get_all_computers()-&gt;[{Ip,Port}]</text:span></text:p>
          </draw:text-box>
        </draw:frame>
        <draw:frame draw:style-name="gr10" draw:text-style-name="P2" draw:layer="layout" svg:width="5.588cm" svg:height="2.615cm" svg:x="21.844cm" svg:y="17.959cm">
          <draw:text-box>
            <text:p text:style-name="P1"><text:span text:style-name="T1">gen_server(ServiceId)</text:span></text:p>
            <text:p><text:span text:style-name="T1"><text:line-break/></text:span><text:span text:style-name="T1">------------------------------------------</text:span><text:span text:style-name="T1"><text:line-break/></text:span><text:span text:style-name="T1">ping()-&gt;{pong,ServiceId}</text:span><text:span text:style-name="T1"><text:line-break/></text:span><text:span text:style-name="T1"/></text:p>
            <text:p><text:span text:style-name="T1">Service specific functions</text:span></text:p>
          </draw:text-box>
        </draw:frame>
        <draw:frame draw:style-name="gr4" draw:text-style-name="P3" xml:id="id5" draw:id="id5" draw:layer="layout" svg:width="4.318cm" svg:height="3.009cm" svg:x="16.002cm" svg:y="8.382cm">
          <draw:text-box>
            <text:p><text:span text:style-name="T2">test_client</text:span></text:p>
            <text:p><text:span text:style-name="T1"/></text:p>
            <text:p><text:span text:style-name="T2"><text:line-break/></text:span><text:span text:style-name="T2">–</text:span><text:span text:style-name="T2">------------------------------</text:span></text:p>
            <text:p><text:span text:style-name="T2"/></text:p>
            <text:p><text:span text:style-name="T2">start computer</text:span><text:span text:style-name="T2"><text:line-break/></text:span><text:span text:style-name="T2">stop computer</text:span></text:p>
          </draw:text-box>
        </draw:frame>
        <draw:frame draw:style-name="gr18" draw:text-style-name="P3" draw:layer="layout" svg:width="3.951cm" svg:height="2.032cm" svg:x="2.794cm" svg:y="16.002cm">
          <draw:text-box>
            <text:p text:style-name="P1"><text:span text:style-name="T2">tcp_service</text:span></text:p>
            <text:p><text:span text:style-name="T2">----------------------------tcp_servercalls</text:span><text:span text:style-name="T2"><text:line-break/></text:span><text:span text:style-name="T2">tcp_client calls </text:span></text:p>
          </draw:text-box>
        </draw:frame>
        <draw:connector draw:style-name="gr17" draw:text-style-name="P6" draw:layer="layout" draw:type="line" svg:x1="18.285cm" svg:y1="6.35cm" svg:x2="18.161cm" svg:y2="8.382cm" draw:start-shape="id4" draw:start-glue-point="2" draw:end-shape="id5" draw:end-glue-point="0" svg:d="M18285 6350l-124 2032" svg:viewBox="0 0 125 2033">
          <text:p/>
        </draw:connector>
        <draw:frame draw:style-name="gr4" draw:text-style-name="P3" draw:layer="layout" svg:width="5.08cm" svg:height="2.863cm" svg:x="16.51cm" svg:y="10.853cm">
          <draw:text-box>
            <text:p text:style-name="P1"><text:span text:style-name="T2">dns_local_service</text:span></text:p>
            <text:p><text:span text:style-name="T2"><text:line-break/></text:span><text:span text:style-name="T1">DnsList</text:span><text:span text:style-name="T2"> [{ServiceId,{Ip,Port}]</text:span><text:span text:style-name="T2"><text:line-break/></text:span><text:span text:style-name="T2">–------------------------------------</text:span><text:span text:style-name="T2"><text:line-break/></text:span><text:span text:style-name="T2">update(</text:span><text:span text:style-name="T1">DnsList</text:span><text:span text:style-name="T2">)-&gt;ok</text:span></text:p>
            <text:p><text:span text:style-name="T2">get(ServiceId)-&gt;[{Ip,Port}]</text:span></text:p>
          </draw:text-box>
        </draw:frame>
        <draw:frame draw:style-name="gr4" draw:text-style-name="P3" draw:layer="layout" svg:width="4.318cm" svg:height="2.863cm" svg:x="22.258cm" svg:y="10.853cm">
          <draw:text-box>
            <text:p text:style-name="P1"><text:span text:style-name="T2">log_service</text:span></text:p>
            <text:p><text:span text:style-name="T1">LogFile</text:span><text:span text:style-name="T2"><text:line-break/></text:span><text:span text:style-name="T2">–-------------------------------</text:span></text:p>
            <text:p><text:span text:style-name="T2">log_service calls</text:span></text:p>
          </draw:text-box>
        </draw:frame>
        <draw:frame draw:style-name="gr16" draw:text-style-name="P3" draw:layer="layout" svg:width="3.923cm" svg:height="3.009cm" svg:x="2.794cm" svg:y="12.954cm">
          <draw:text-box>
            <text:p><text:span text:style-name="T2"><text:tab/></text:span><text:span text:style-name="T2">loader_service</text:span><text:span text:style-name="T2"><text:line-break/></text:span><text:span text:style-name="T2">----------------------------</text:span></text:p>
            <text:p><text:span text:style-name="T2">Start vm</text:span><text:span text:style-name="T2"><text:line-break/></text:span><text:span text:style-name="T2">stop vm</text:span><text:span text:style-name="T2"><text:line-break/></text:span><text:span text:style-name="T2">start service</text:span><text:span text:style-name="T2"><text:line-break/></text:span><text:span text:style-name="T2">stop servic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9" draw:text-style-name="P2" xml:id="id7" draw:id="id7" draw:layer="layout" svg:width="10.191cm" svg:height="8.919cm" svg:x="3.779cm" svg:y="5.334cm">
          <draw:text-box>
            <text:p text:style-name="P1"><text:span text:style-name="T1">computer</text:span></text:p>
            <text:p><text:span text:style-name="T1">ComputerIpAddress</text:span></text:p>
            <text:p><text:span text:style-name="T1">min_vm_port</text:span><text:span text:style-name="T1"><text:line-break/></text:span><text:span text:style-name="T1">max_vm_port</text:span></text:p>
            <text:p><text:span text:style-name="T1">ListOfVms [{VmId,Node,{IpAddr,Port}}]</text:span><text:span text:style-name="T1"><text:line-break/></text:span><text:span text:style-name="T1">ListOfServices[{ServiceId,VmInfo}]</text:span></text:p>
            <text:p><text:span text:style-name="T1">DnsList=[{ServiceId,{IpAddr,Port}}]</text:span></text:p>
            <text:p><text:span text:style-name="T1"/></text:p>
            <text:p><text:span text:style-name="T1"/></text:p>
            <text:p><text:span text:style-name="T1">-------------------------------------------------</text:span><text:span text:style-name="T1"><text:line-break/></text:span><text:span text:style-name="T1">create_vm({IpAddr,Port})-&gt;ok|error</text:span><text:span text:style-name="T1"><text:line-break/></text:span><text:span text:style-name="T1">delete_vm({Ip,Port})-&gt;ok|error</text:span></text:p>
            <text:p><text:span text:style-name="T1">all_vms()→ListOfVms</text:span></text:p>
            <text:p><text:span text:style-name="T1"/></text:p>
            <text:p><text:span text:style-name="T1">start_service(ServiceId)→ok|{error,Err}</text:span><text:span text:style-name="T1"><text:line-break/></text:span><text:span text:style-name="T1">stop_service(ServiceId,{IpAddr,Port})→ok|{error,Err}</text:span></text:p>
            <text:p><text:span text:style-name="T1">local_service_list()-&gt;ListOfServices</text:span></text:p>
            <text:p><text:span text:style-name="T1"/></text:p>
            <text:p><text:span text:style-name="T1">update_dns_list(DnsList)-&gt;[ListOfServices|DnsList]</text:span></text:p>
            <text:p><text:span text:style-name="T1"/></text:p>
            <text:p><text:span text:style-name="T1">get_service(ServiceId)-&gt;[{IpAddr,Port}]</text:span></text:p>
            <text:p><text:span text:style-name="T1"/></text:p>
          </draw:text-box>
        </draw:frame>
        <draw:frame draw:style-name="gr2" draw:text-style-name="P3" xml:id="id6" draw:id="id6" draw:layer="layout" svg:width="7.118cm" svg:height="3.009cm" svg:x="5.203cm" svg:y="1.465cm">
          <draw:text-box>
            <text:p text:style-name="P1"><text:span text:style-name="T2">iaas_service</text:span></text:p>
            <text:p><text:span text:style-name="T1">computerIpAddress</text:span><text:span text:style-name="T2"><text:line-break/></text:span><text:span text:style-name="T2">ListOfComputers [{ComputerId,{Ip,Port}]</text:span><text:span text:style-name="T2"><text:line-break/></text:span><text:span text:style-name="T2">–-----------------------------------------------</text:span><text:span text:style-name="T2"><text:line-break/></text:span><text:span text:style-name="T2">add(ComputerId,{Ip,Port})-&gt;ok</text:span></text:p>
            <text:p><text:span text:style-name="T2">delete(ComputerId)→[{Ip,Port}]-&gt;ok|error</text:span></text:p>
            <text:p><text:span text:style-name="T2">get_all_computers()-&gt;[{Ip,Port}]</text:span></text:p>
          </draw:text-box>
        </draw:frame>
        <draw:frame draw:style-name="gr10" draw:text-style-name="P2" xml:id="id9" draw:id="id9" draw:layer="layout" svg:width="7.112cm" svg:height="2.615cm" svg:x="17.526cm" svg:y="13.208cm">
          <draw:text-box>
            <text:p text:style-name="P1"><text:span text:style-name="T1">gen_server(ServiceId)</text:span></text:p>
            <text:p><text:span text:style-name="T1"><text:line-break/></text:span><text:span text:style-name="T1">-------------------------------------------------------</text:span><text:span text:style-name="T1"><text:line-break/></text:span><text:span text:style-name="T1">ping()-&gt;{pong,ServiceId}</text:span><text:span text:style-name="T1"><text:line-break/></text:span><text:span text:style-name="T1"/></text:p>
          </draw:text-box>
        </draw:frame>
        <draw:frame draw:style-name="gr11" draw:text-style-name="P3" draw:layer="layout" svg:width="8.749cm" svg:height="4.191cm" svg:x="10.465cm" svg:y="16.51cm">
          <draw:text-box>
            <text:p text:style-name="P1"><text:span text:style-name="T2">boot_service</text:span></text:p>
            <text:p><text:span text:style-name="T2">computerIpaddress</text:span><text:span text:style-name="T2"><text:line-break/></text:span><text:span text:style-name="T2">computer_service,pod_service,tcp_service are preloaded</text:span><text:span text:style-name="T2"><text:line-break/></text:span><text:span text:style-name="T2">–------------------------------------------</text:span></text:p>
            <text:p><text:span text:style-name="T2">Start computer_service erlang vm Start tcp_service(computerIpAddress,Mode)</text:span><text:span text:style-name="T2"><text:line-break/></text:span><text:span text:style-name="T2">start computer_service(computerIpAddress,pod_ip_addr)</text:span><text:span text:style-name="T2"><text:line-break/></text:span><text:span text:style-name="T2">load_start(computer_service,log,local_dns)</text:span></text:p>
          </draw:text-box>
        </draw:frame>
        <draw:frame draw:style-name="gr20" draw:text-style-name="P2" xml:id="id8" draw:id="id8" draw:layer="layout" svg:width="7.112cm" svg:height="7.343cm" svg:x="17.526cm" svg:y="6.058cm">
          <draw:text-box>
            <text:p text:style-name="P1"><text:span text:style-name="T1">vm</text:span></text:p>
            <text:p><text:span text:style-name="T1">{VmIpAddr,VmPort}</text:span></text:p>
            <text:p><text:span text:style-name="T1">LogFile</text:span></text:p>
            <text:p><text:span text:style-name="T1">DnsList</text:span></text:p>
            <text:p><text:span text:style-name="T1"><text:line-break/></text:span><text:span text:style-name="T1">-------------------------------------------------------</text:span><text:span text:style-name="T1"><text:line-break/></text:span><text:span text:style-name="T1"/></text:p>
            <text:p><text:span text:style-name="T1">add_log_info(Service,LogInfo)-&gt;ok</text:span></text:p>
            <text:p><text:span text:style-name="T1">all_logs()→LogInfo</text:span></text:p>
            <text:p><text:span text:style-name="T1"/></text:p>
            <text:p><text:span text:style-name="T1">update_dns_info(DnsList)→ok</text:span></text:p>
            <text:p><text:span text:style-name="T1"/></text:p>
            <text:p><text:span text:style-name="T1">get_service(ServiceId)-&gt;[{IpAddr,Port}]</text:span></text:p>
            <text:p><text:span text:style-name="T1"/></text:p>
            <text:p><text:span text:style-name="T1"/></text:p>
            <text:p><text:span text:style-name="T1"><text:line-break/></text:span><text:span text:style-name="T1"/></text:p>
            <text:p><text:span text:style-name="T1"/></text:p>
          </draw:text-box>
        </draw:frame>
        <draw:connector draw:style-name="gr17" draw:text-style-name="P6" draw:layer="layout" draw:type="line" svg:x1="8.762cm" svg:y1="4.474cm" svg:x2="8.874cm" svg:y2="5.334cm" draw:start-shape="id6" draw:start-glue-point="2" draw:end-shape="id7" draw:end-glue-point="0" svg:d="M8762 4474l112 860" svg:viewBox="0 0 113 861">
          <text:p/>
        </draw:connector>
        <draw:connector draw:style-name="gr17" draw:text-style-name="P6" draw:layer="layout" draw:type="line" svg:x1="13.97cm" svg:y1="9.793cm" svg:x2="17.526cm" svg:y2="9.729cm" draw:start-shape="id7" draw:start-glue-point="1" draw:end-shape="id8" svg:d="M13970 9793l3556-64" svg:viewBox="0 0 3557 65">
          <text:p/>
        </draw:connector>
        <draw:connector draw:style-name="gr17" draw:text-style-name="P6" draw:layer="layout" draw:type="line" svg:x1="21.082cm" svg:y1="13.401cm" svg:x2="21.082cm" svg:y2="13.208cm" draw:start-shape="id8" draw:start-glue-point="2" draw:end-shape="id9" draw:end-glue-point="0" svg:d="M21082 13401v-193" svg:viewBox="0 0 1 194">
          <text:p/>
        </draw:connector>
        <draw:frame draw:style-name="gr20" draw:text-style-name="P3" draw:layer="layout" svg:width="8.749cm" svg:height="7.343cm" svg:x="0.143cm" svg:y="15.02cm">
          <draw:text-box>
            <text:p text:style-name="P8"><text:span text:style-name="T2">1) Makefile: When a board/computer starts the first intial vm is created with the computer port as node name.</text:span><text:span text:style-name="T2"><text:line-break/></text:span><text:span text:style-name="T2">Ex: </text:span><text:span text:style-name="T2"><text:a xlink:href="mailto:50000_vm@asus" xlink:type="simple">50000_vm@asus</text:a></text:span><text:span text:style-name="T2"><text:line-break/></text:span><text:span text:style-name="T2">start boot_service</text:span></text:p>
            <text:p text:style-name="P8"><text:span text:style-name="T2">tcp_service is loaded and started to listen to ComputerPort</text:span><text:span text:style-name="T2"><text:line-break/></text:span><text:span text:style-name="T2">pod_service is loaded</text:span><text:span text:style-name="T2"><text:line-break/></text:span><text:span text:style-name="T2">scratch except logfile , used for post mortem</text:span></text:p>
            <text:p text:style-name="P8"><text:span text:style-name="T2">2) iaas: detect the board newĺy started board</text:span><text:span text:style-name="T2"><text:line-break/></text:span><text:span text:style-name="T2"> <text:s text:c="4"/></text:span><text:span text:style-name="T2"><text:line-break/></text:span><text:span text:style-name="T2"> <text:s text:c="4"/></text:span></text:p>
            <text:p text:style-name="P8"><text:span text:style-name="T2"/></text:p>
            <text:p text:style-name="P8"><text:span text:style-name="T2">3)I shall be possible to load and start services on the intitla vm </text:span></text:p>
            <text:p text:style-name="P8"><text:span text:style-name="T2">3) The intial vm takes controll over the computer </text:span></text:p>
            <text:p text:style-name="P8"><text:span text:style-name="T2"><text:s text:c="2"/></text:span></text:p>
            <text:p text:style-name="P8"><text:span text:style-name="T2"/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1T23:02:19.969383052</meta:creation-date>
    <dc:date>2020-01-23T22:23:39.763613463</dc:date>
    <meta:editing-duration>P2DT8H48M24S</meta:editing-duration>
    <meta:editing-cycles>24</meta:editing-cycles>
    <meta:generator>LibreOffice/5.1.6.2$Linux_X86_64 LibreOffice_project/10m0$Build-2</meta:generator>
    <meta:document-statistic meta:object-count="123"/>
  </office:meta>
</office:document-meta>
</file>